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B9000001AECF07D69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95965144" text:id="ct9596514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4498472" text:id="ct234498472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4498576" text:id="ct234498576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4498680" text:id="ct234498680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4498784" text:id="ct234498784">
          <text:insertion>
            <office:change-info>
              <dc:creator>Unknown Author</dc:creator>
              <dc:date>2012-09-03T11:15:00</dc:date>
            </office:change-info>
          </text:insertion>
        </text:changed-region>
        <text:changed-region xml:id="ct234498888" text:id="ct234498888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34498992" text:id="ct234498992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4499096" text:id="ct234499096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34499304" text:id="ct234499304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34499616" text:id="ct234499616">
          <text:insertion>
            <office:change-info>
              <dc:creator>Unknown Author</dc:creator>
              <dc:date>2013-03-05T15:05:00</dc:date>
            </office:change-info>
          </text:insertion>
        </text:changed-region>
        <text:changed-region xml:id="ct234499720" text:id="ct234499720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34499824" text:id="ct23449982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4499928" text:id="ct23449992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4500032" text:id="ct234500032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4499408" text:id="ct234499408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34500344" text:id="ct234500344">
          <text:insertion>
            <office:change-info>
              <dc:creator>Unknown Author</dc:creator>
              <dc:date>2013-03-06T11:45:00</dc:date>
            </office:change-info>
          </text:insertion>
        </text:changed-region>
        <text:changed-region xml:id="ct234500448" text:id="ct23450044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4500552" text:id="ct23450055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4500656" text:id="ct23450065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4500136" text:id="ct234500136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34500968" text:id="ct234500968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34501072" text:id="ct234501072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34501176" text:id="ct234501176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4501280" text:id="ct234501280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4501488" text:id="ct234501488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onsulentprofil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32</dc:date><text:p text:style-name="P6"><text:span text:style-name="T3">do title</text:span></text:p><text:p text:style-name="P6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95965144"/>p.name<text:change-end text:change-id="ct95965144"/> </text:h>
            <text:p text:style-name="P1"><text:change-start text:change-id="ct234498472"/>c.title<text:change-end text:change-id="ct234498472"/></text:p>
            <text:p text:style-name="P1">Tlf: <text:change-start text:change-id="ct234498576"/>p.phone<text:change-end text:change-id="ct234498576"/> - E-post: <text:change-start text:change-id="ct234498680"/>p.mail<text:change-end text:change-id="ct234498680"/> - Alder: <text:change-start text:change-id="ct234498784"/>a['age']<text:change-end text:change-id="ct234498784"/>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34498888"/>l['profile']<text:change-end text:change-id="ct234498888"/></text:p>
            <text:p text:style-name="P1"><office:annotation><dc:creator>Unknown Author</dc:creator><dc:date>2012-08-07T11:43:32.33</dc:date><text:p text:style-name="P6"><text:span text:style-name="T5">do text</text:span></text:p><text:p text:style-name="P6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34498992"/><office:annotation><dc:creator>Unknown Author</dc:creator><dc:date>2012-08-06T14:48:57.34</dc:date><text:p text:style-name="P6"><text:span text:style-name="T5">do row for te in t</text:span></text:p></office:annotation><text:change-end text:change-id="ct234498992"/></text:h>
          </table:table-cell>
          <table:table-cell table:style-name="Table1.B1" office:value-type="string">
            <text:p text:style-name="P2"><text:change-start text:change-id="ct234499096"/>te.title<text:change-end text:change-id="ct234499096"/></text:p>
            <text:p text:style-name="P1"><office:annotation><dc:creator>Unknown Author</dc:creator><dc:date>2013-06-20T15:13:17.11</dc:date><text:p text:style-name="P7"><text:span text:style-name="T4">do text</text:span></text:p><text:p text:style-name="P7"><text:span text:style-name="T4">from xhtml(te.data)</text:span></text:p></office:annotation>Placeholder for competencetext</text:p>
          </table:table-cell>
        </table:table-row>
      </table:table>
      <text:p text:style-name="Text_20_body"/>
      <text:h text:style-name="P5" text:outline-level="1"><office:annotation><dc:creator>Unknown Author</dc:creator><dc:date>2013-05-31T14:37:23.34</dc:date><text:p text:style-name="P6"><text:span text:style-name="T5">do title if e</text:span></text:p></office:annotation><text:change-start text:change-id="ct234499304"/>l['experience']<text:change-end text:change-id="ct234499304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35</dc:date><text:p text:style-name="P6"><text:span text:style-name="T5">do section for ex in e</text:span></text:p></office:annotation><text:change-start text:change-id="ct234499616"/>ex.from_year<text:change-end text:change-id="ct234499616"/> <text:change-start text:change-id="ct234499720"/>ex.title<text:change-end text:change-id="ct234499720"/></text:h>
        <text:p text:style-name="Standard"><text:span text:style-name="T1">Periode:</text:span> <text:change-start text:change-id="ct234499824"/>ex.from_year<text:change-end text:change-id="ct234499824"/></text:p>
        <text:p text:style-name="Standard"><text:span text:style-name="T1">Klient:</text:span> <text:change-start text:change-id="ct234499928"/>ex.company<text:change-end text:change-id="ct234499928"/></text:p>
        <text:p text:style-name="Standard"><office:annotation><dc:creator>Unknown Author</dc:creator><dc:date>2012-08-20T11:04:03.35</dc:date><text:p text:style-name="P6"><text:span text:style-name="T5">do text </text:span></text:p><text:p text:style-name="P6"><text:span text:style-name="T5">from xhtml(ex.description)</text:span></text:p></office:annotation>placeholder for description</text:p>
        <text:p text:style-name="Standard"><text:span text:style-name="T1">Teknologier: </text:span><text:change-start text:change-id="ct234500032"/><text:span text:style-name="T2">ex.techs</text:span><text:change-end text:change-id="ct234500032"/></text:p>
        <text:p text:style-name="Text_20_body"/>
      </text:section>
      <text:p text:style-name="P1"/>
      <text:h text:style-name="Heading_20_1" text:outline-level="1"><office:annotation><dc:creator>Unknown Author</dc:creator><dc:date>2013-05-31T14:35:15.36</dc:date><text:p text:style-name="P6"><text:span text:style-name="T5">do title if w</text:span></text:p></office:annotation><text:change-start text:change-id="ct234499408"/>l['workplace']<text:change-end text:change-id="ct234499408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36</dc:date><text:p text:style-name="P6"><text:span text:style-name="T5">do section for wp in w</text:span></text:p></office:annotation><text:change-start text:change-id="ct234500344"/>wp.from_year<text:change-end text:change-id="ct234500344"/> <text:change-start text:change-id="ct234500448"/>wp.title<text:change-end text:change-id="ct234500448"/></text:h>
        <text:p text:style-name="Text_20_body"><text:span text:style-name="T1">Periode:</text:span> <text:change-start text:change-id="ct234500552"/>wp.from_year<text:change-end text:change-id="ct234500552"/></text:p>
        <text:p text:style-name="Text_20_body"><text:span text:style-name="T1">Sted:</text:span> <text:change-start text:change-id="ct234500656"/>wp.company<text:change-end text:change-id="ct234500656"/></text:p>
        <text:p text:style-name="Text_20_body"><office:annotation><dc:creator>Unknown Author</dc:creator><dc:date>2013-03-06T11:47:20.37</dc:date><text:p text:style-name="P6"><text:span text:style-name="T5">do text </text:span></text:p><text:p text:style-name="P6"><text:span text:style-name="T5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38</dc:date><text:p text:style-name="P6"><text:span text:style-name="T5">do title if d</text:span></text:p></office:annotation><text:change-start text:change-id="ct234500136"/>l['education']<text:change-end text:change-id="ct234500136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38</dc:date><text:p text:style-name="P6"><text:span text:style-name="T5">do section for du in d</text:span></text:p></office:annotation><text:change-start text:change-id="ct234500968"/>du.from_year<text:change-end text:change-id="ct234500968"/> <text:change-start text:change-id="ct234501072"/>du.title<text:change-end text:change-id="ct234501072"/></text:h>
        <text:p text:style-name="Text_20_body"><text:span text:style-name="T1">Periode:</text:span> <text:change-start text:change-id="ct234501176"/>du.from_year<text:change-end text:change-id="ct234501176"/></text:p>
        <text:p text:style-name="Text_20_body"><text:span text:style-name="T1">Skole:</text:span> <text:change-start text:change-id="ct234501280"/>du.school<text:change-end text:change-id="ct234501280"/></text:p>
        <text:p text:style-name="Text_20_body"><office:annotation><dc:creator>Unknown Author</dc:creator><dc:date>2013-03-06T11:47:20.39</dc:date><text:p text:style-name="P6"><text:span text:style-name="T5">do text </text:span></text:p><text:p text:style-name="P6"><text:span text:style-name="T5">from xhtml(du.description)</text:span></text:p></office:annotation>placeholder for desc</text:p>
      </text:section>
      <text:p text:style-name="P1"/>
      <text:p text:style-name="P1"/>
      <text:section text:style-name="Sect1" text:name="Other">
        <text:h text:style-name="Heading_20_3" text:outline-level="3"><office:annotation><dc:creator>Unknown Author</dc:creator><dc:date>2013-06-18T16:23:06.39</dc:date><text:p text:style-name="P6"><text:span text:style-name="T5">do section for ot in o</text:span></text:p></office:annotation><text:change-start text:change-id="ct234501488"/>ot.title<text:change-end text:change-id="ct234501488"/></text:h>
        <text:p text:style-name="P1"><office:annotation><dc:creator>Unknown Author</dc:creator><dc:date>2013-06-18T16:28:50.40</dc:date><text:p text:style-name="P6"><text:span text:style-name="T5">do text </text:span></text:p><text:p text:style-name="P6"><text:span text:style-name="T5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1" text:anchor-type="paragraph" svg:width="17.403cm" svg:height="5.106cm" draw:z-index="1"><draw:image xlink:href="Pictures/10000000000005B9000001AECF07D69B.png" xlink:type="simple" xlink:show="embed" xlink:actuate="onLoad"/></draw:frame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7H31M49S</meta:editing-duration>
    <meta:editing-cycles>207</meta:editing-cycles>
    <meta:generator>OpenOffice.org/3.4.1$Win32 OpenOffice.org_project/341m1$Build-9593</meta:generator>
    <dc:date>2013-06-20T15:14:15.39</dc:date>
    <meta:document-statistic meta:table-count="1" meta:image-count="1" meta:object-count="0" meta:page-count="2" meta:paragraph-count="29" meta:word-count="70" meta:character-count="503"/>
    <meta:user-defined meta:name="Info 1"/>
    <meta:user-defined meta:name="Info 2"/>
    <meta:user-defined meta:name="Info 3"/>
    <meta:user-defined meta:name="Info 4"/>
  </office:meta>
</office:document-meta>
</file>